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7"><text:span text:style-name="T3">1. XXX </text:span><text:span text:style-name="T4">5:19</text:span></text:p>
      <text:p text:style-name="Text_20_body"/>
      <text:p text:style-name="P8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7"><text:span text:style-name="T3">1. XXX </text:span><text:span text:style-name="T4">5:25</text:span></text:p>
      <text:p text:style-name="Text_20_body"/>
      <text:p text:style-name="P7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4">[/  20190813_094128]</text:p>
      <text:p text:style-name="P6"/>
      <text:p text:style-name="P3">------------------------------------------------------------</text:p>
      <text:p text:style-name="P3">[XXXX]</text:p>
      <text:p text:style-name="Text_20_body"/>
      <text:p text:style-name="P7"><text:span text:style-name="T3">1. XXX </text:span><text:span text:style-name="T4">5:25</text:span></text:p>
      <text:p text:style-name="Text_20_body"/>
      <text:p text:style-name="P7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4">[/  20190814_130032]</text:p>
      <text:p text:style-name="P6"><text:soft-page-break/></text:p>
      <text:p text:style-name="P2"/>
      <text:p text:style-name="P3">------------------------------------------------------------</text:p>
      <text:p text:style-name="P9"><text:span text:style-name="T10">[20190815_095754] </text:span><text:span text:style-name="T3">1. XXX </text:span><text:span text:style-name="T4">5:38</text:span></text:p>
      <text:p text:style-name="Text_20_body"/>
      <text:p text:style-name="P9"><text:span text:style-name="T5">[next] 6</text:span><text:span text:style-name="T6">:1</text:span><text:span text:style-name="T12"> “</text:span><text:span text:style-name="T5">XXX” [/  XXX]</text:span></text:p>
      <text:p text:style-name="P3"/>
      <text:p text:style-name="P2"/>
      <text:p text:style-name="P3">------------------------------------------------------------</text:p>
      <text:p text:style-name="P9"><text:span text:style-name="T10">[20190818_082926] </text:span><text:span text:style-name="T3">1. XXX </text:span><text:span text:style-name="T4">XX:XX</text:span></text:p>
      <text:p text:style-name="P9"><text:span text:style-name="T5">[next] 6</text:span><text:span text:style-name="T6">:5</text:span><text:span text:style-name="T12"> “Καὶ</text:span><text:span text:style-name="T5">” [/  20190818_084336]</text:span></text:p>
      <text:p text:style-name="P3"/>
      <text:p text:style-name="P2"/>
      <text:p text:style-name="P3">------------------------------------------------------------</text:p>
      <text:p text:style-name="P9"><text:span text:style-name="T10">[20190821_174136] </text:span><text:span text:style-name="T3">1. XXX </text:span><text:span text:style-name="T4">6:5</text:span></text:p>
      <text:p text:style-name="P9"><text:span text:style-name="T5">[next] </text:span><text:span text:style-name="T6">6:9</text:span><text:span text:style-name="T12"> “Οὕτως</text:span><text:span text:style-name="T5">” [/  XXX]</text:span></text:p>
      <text:p text:style-name="P3"/>
      <text:p text:style-name="P2"/>
      <text:p text:style-name="P3">------------------------------------------------------------</text:p>
      <text:p text:style-name="P3">[20190826_092545]</text:p>
      <text:p text:style-name="P9"><text:span text:style-name="T3">1. XXX </text:span><text:span text:style-name="T4">6:9</text:span></text:p>
      <text:p text:style-name="P9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4">[/  20190826_094225]</text:p>
      <text:p text:style-name="P3"/>
      <text:p text:style-name="P2"/>
      <text:p text:style-name="P3">------------------------------------------------------------</text:p>
      <text:p text:style-name="P3">[20190827_145606]</text:p>
      <text:p text:style-name="P9"><text:span text:style-name="T3">1. XXX </text:span><text:span text:style-name="T4">6:16</text:span></text:p>
      <text:p text:style-name="P9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4">[/  20190827_151255]</text:p>
      <text:p text:style-name="P3"/>
      <text:p text:style-name="P2"/>
      <text:p text:style-name="P3">------------------------------------------------------------</text:p>
      <text:p text:style-name="P3">[20190828_085955]</text:p>
      <text:p text:style-name="P9"><text:span text:style-name="T3">1. XXX </text:span><text:span text:style-name="T4">XX:24</text:span></text:p>
      <text:p text:style-name="P9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4">[/  XXX]</text:p>
      <text:p text:style-name="P3"/>
      <text:p text:style-name="P3">[20191123_151702]</text:p>
      <text:p text:style-name="P9"><text:span text:style-name="T3">1. James </text:span><text:span text:style-name="T4">1:2</text:span></text:p>
      <text:p text:style-name="P7"><text:span text:style-name="T3">1. </text:span><text:span text:style-name="T4">XX:XX</text:span></text:p>
      <text:p text:style-name="P5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0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11">everyone / joy / to consider / my brother / </text:p>
          </table:table-cell>
        </table:table-row>
      </table:table>
      <text:p text:style-name="P5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0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12">when / trials / (you) might fall into / various</text:p>
          </table:table-cell>
        </table:table-row>
      </table:table>
      <text:p text:style-name="P5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0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12">knowing / that / the testing / you(G2P) / faith (GFS) / produces (3S) / endurance (AFS)</text:p>
          </table:table-cell>
        </table:table-row>
      </table:table>
      <text:p text:style-name="P4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0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12">the (NFS) / endurance (NFS) / work (ANS) / perfect (ANS) / let have (3S) / hina ~ so that</text:p>
          </table:table-cell>
        </table:table-row>
      </table:table>
      <text:p text:style-name="P4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0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12">(you) may be (2P) / perfect (NMP) / complete (NMP) / nothing (DNS) / lacking (P-NMP)</text:p>
          </table:table-cell>
        </table:table-row>
      </table:table>
      <text:p text:style-name="P14"/>
      <text:p text:style-name="P15"/>
      <text:p text:style-name="P9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4">[/  XXX]</text:p>
      <text:p text:style-name="P3"/>
      <text:p text:style-name="P28"/>
      <text:p text:style-name="P23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7"><text:span text:style-name="T3">1. </text:span><text:span text:style-name="T4">XX:XX</text:span></text:p>
      <text:p text:style-name="P27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0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7">often / I guess</text:p>
            <text:p text:style-name="P17"/>
            <text:p text:style-name="P17">what / never / reason</text:p>
            <text:p text:style-name="P17"/>
            <text:p text:style-name="P17">Athenians / were convinced</text:p>
            <text:p text:style-name="P17"/>
            <text:p text:style-name="P17">writers</text:p>
            <text:p text:style-name="P17"/>
            <text:p text:style-name="P17">Socrates / as / worthy</text:p>
            <text:p text:style-name="P17"/>
            <text:p text:style-name="P17">* / death / the</text:p>
            <text:p text:style-name="P17"><text:soft-page-break/>city</text:p>
          </table:table-cell>
        </table:table-row>
        <table:table-row>
          <table:table-cell table:style-name="表13.A2" office:value-type="string">
            <text:p text:style-name="P10">ἡ μὲν γὰρ γραφὴ κατ᾽ αὐτοῦ τοιάδε τις ἦν: </text:p>
            <text:p text:style-name="P10">ἀδικεῖ Σωκράτης οὓς μὲν ἡ πόλις νομίζει θεοὺς οὐ νομίζων,</text:p>
          </table:table-cell>
          <table:table-cell table:style-name="表13.B2" office:value-type="string">
            <text:p text:style-name="P17">* / * / * / writing</text:p>
            <text:p text:style-name="P17"/>
            <text:p text:style-name="Standard"><text:span text:style-name="T19">* / here / like this</text:span></text:p>
            <text:p text:style-name="P17"/>
            <text:p text:style-name="P17">a certain thing / #I/he/she/it was /</text:p>
            <text:p text:style-name="P17"/>
            <text:p text:style-name="P17"><text:s/>to corrupt (?) / Socrates</text:p>
            <text:p text:style-name="P17">some / indeed / * / *</text:p>
            <text:p text:style-name="P17"/>
            <text:p text:style-name="P17"/>
          </table:table-cell>
        </table:table-row>
      </table:table>
      <text:p text:style-name="P19"><text:tab/></text:p>
      <text:p text:style-name="P7"><text:span text:style-name="T1">[next] </text:span><text:span text:style-name="T2">continue</text:span></text:p>
      <text:p text:style-name="Text_20_body"/>
      <text:p text:style-name="P24">[/  XXX] 20200304_111413</text:p>
      <text:p text:style-name="Text_20_body"/>
      <text:p text:style-name="P28">@@@</text:p>
      <text:p text:style-name="P4"/>
      <text:p text:style-name="P23">[XXX] </text:p>
      <text:p text:style-name="Text_20_body"/>
      <text:p text:style-name="P7"><text:span text:style-name="T3">1. </text:span><text:span text:style-name="T4">XX:XX</text:span></text:p>
      <text:p text:style-name="P27"><text:span text:style-name="T1">1. </text:span><text:span text:style-name="T6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0"/>
          </table:table-cell>
          <table:table-cell table:style-name="表5.B1" office:value-type="string">
            <text:p text:style-name="P17"/>
          </table:table-cell>
        </table:table-row>
      </table:table>
      <text:p text:style-name="P19"/>
      <text:p text:style-name="P7"><text:span text:style-name="T1">[next] </text:span><text:span text:style-name="T2">XX:XX</text:span></text:p>
      <text:p text:style-name="Text_20_body"/>
      <text:p text:style-name="P24">[/  XXX] </text:p>
      <text:p text:style-name="Text_20_body"/>
      <text:p text:style-name="Text_20_body"/>
      <text:p text:style-name="P4"><text:soft-page-break/></text:p>
      <text:p text:style-name="P6"/>
      <text:p text:style-name="P6">------------------------------------------------------------ TEMPLATE</text:p>
      <text:p text:style-name="P23">[XXX] </text:p>
      <text:p text:style-name="Text_20_body"/>
      <text:p text:style-name="P7"><text:span text:style-name="T3">1. </text:span><text:span text:style-name="T4">XX:XX</text:span></text:p>
      <text:p text:style-name="P27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/>
          </table:table-cell>
        </table:table-row>
      </table:table>
      <text:p text:style-name="P19"/>
      <text:p text:style-name="P7"><text:span text:style-name="T1">[next] </text:span><text:span text:style-name="T2">XX:XX</text:span></text:p>
      <text:p text:style-name="Text_20_body"/>
      <text:p text:style-name="P24">[/  XXX] </text:p>
      <text:p text:style-name="Text_20_body"/>
      <text:p text:style-name="Text_20_body"/>
      <text:p text:style-name="P4"/>
      <text:p text:style-name="P6">/------------------------------------------------------------ /TEMPLATE</text:p>
      <text:p text:style-name="P6">--------------------------------------- [steps : sort word list] 20190927_100323</text:p>
      <text:list xml:id="list531066809291053664" text:style-name="L1">
        <text:list-item>
          <text:p text:style-name="P21">col.C</text:p>
          <text:list>
            <text:list-item>
              <text:p text:style-name="P25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22">右 &gt; C - ↓ &gt; 左 (move to the bottom of col.C)</text:p>
            </text:list-item>
            <text:list-item>
              <text:p text:style-name="P22">C – S – 上 (select the blank cells)</text:p>
            </text:list-item>
            <text:list-item>
              <text:p text:style-name="P22">C – v</text:p>
            </text:list-item>
            <text:list-item>
              <text:p text:style-name="P22">C – 右 x 3 (move to col.I (time label))</text:p>
            </text:list-item>
          </text:list>
        </text:list-item>
        <text:list-item>
          <text:p text:style-name="P22">col.I</text:p>
          <text:list>
            <text:list-item>
              <text:p text:style-name="P22">C - ↓ (move to “=now” cell)</text:p>
            </text:list-item>
            <text:list-item>
              <text:p text:style-name="P22">C – c (copy)</text:p>
            </text:list-item>
            <text:list-item>
              <text:p text:style-name="P22">← x 2 &gt; C - ↑ &gt; → x 2 (move to the bottom of black cells in col.I)</text:p>
            </text:list-item>
            <text:list-item>
              <text:p text:style-name="P22">C – S - ↑ &gt; S - ↓ (select blank cells)</text:p>
            </text:list-item>
            <text:list-item>
              <text:p text:style-name="P22">C -S – v &gt; Ret (paste value)</text:p>
            </text:list-item>
          </text:list>
        </text:list-item>
        <text:list-item>
          <text:p text:style-name="P22">macro</text:p>
          <text:list>
            <text:list-item>
              <text:p text:style-name="P22"><text:soft-page-break/>M – T &gt; - M &gt; c &gt; a (open macro dialog)</text:p>
            </text:list-item>
            <text:list-item>
              <text:p text:style-name="P22">choose “sort_all_data__greek_4”</text:p>
            </text:list-item>
            <text:list-item>
              <text:p text:style-name="P22">M – u (execute)</text:p>
            </text:list-item>
            <text:list-item>
              <text:p text:style-name="P22">C – s (save file)</text:p>
            </text:list-item>
          </text:list>
        </text:list-item>
        <text:list-item>
          <text:p text:style-name="P22">sheet</text:p>
          <text:list>
            <text:list-item>
              <text:p text:style-name="P22">C – w (close file)</text:p>
            </text:list-item>
          </text:list>
        </text:list-item>
      </text:list>
      <text:p text:style-name="P6">/ --------------------------------------- [steps : sort word list] 20190927_100323 /</text:p>
      <text:p text:style-name="Text_20_body"/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13">r oj &amp;&amp; git add -A &amp;&amp; git commit -m "(lang : ancient greek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6"/>
      <text:p text:style-name="P6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0-03-04T11:16:44.37</dc:date>
    <dc:creator>iwabuchi ken</dc:creator>
    <meta:editing-duration>PT4H1M16S</meta:editing-duration>
    <meta:editing-cycles>18</meta:editing-cycles>
    <meta:generator>OpenOffice/4.1.3$Win32 OpenOffice.org_project/413m1$Build-9783</meta:generator>
    <meta:document-statistic meta:table-count="9" meta:image-count="0" meta:object-count="0" meta:page-count="7" meta:paragraph-count="122" meta:word-count="530" meta:character-count="3532"/>
  </office:meta>
</office:document-meta>
</file>